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0.5 +10 +_10 </text:span>+ <text:span text:style-name="T1">16.5 +</text:span> <text:span text:style-name="T1">10.5 </text:span>+<text:span text:style-name="T1"> <text:s/>15 </text:span><text:span text:style-name="T2">+10.5 </text:span></text:p>
      <text:p text:style-name="Standard"><text:span text:style-name="T3">+11 +</text:span><text:span text:style-name="T4"> </text:span><text:span text:style-name="T3">10.5 +11 +14.2 +10.25 +18 + <text:s/>20.5 + 26.5+21+</text:span><text:span text:style-name="T4"> </text:span><text:span text:style-name="T3">12.4 +</text:span><text:span text:style-name="T4"> </text:span><text:span text:style-name="T3">26.2 +</text:span><text:span text:style-name="T4"> </text:span><text:span text:style-name="T3">10.75 </text:span><text:span text:style-name="T4">+ </text:span><text:span text:style-name="T3">10.75 </text:span><text:span text:style-name="T4">+</text:span><text:span text:style-name="T3">10.25 </text:span><text:span text:style-name="T4">+ </text:span><text:span text:style-name="T3">18 </text:span><text:span text:style-name="T4">+</text:span><text:span text:style-name="T3">20 +31.5 +</text:span><text:span text:style-name="T4"> </text:span><text:span text:style-name="T3">14.5 +</text:span><text:span text:style-name="T4"> </text:span><text:span text:style-name="T3">16.3 </text:span><text:span text:style-name="T4">+ </text:span><text:span text:style-name="T3">14.5 +</text:span><text:span text:style-name="T4"> </text:span><text:span text:style-name="T3">10 </text:span><text:span text:style-name="T4">+</text:span><text:span text:style-name="T3">10.15 +25 = 456.25 miles</text:span></text:p>
      <text:p text:style-name="Standard"><text:span text:style-name="T3">(Assuming I run 25 miles on Sept 17, 2018)</text:span></text:p>
      <text:p text:style-name="Standard"><text:span text:style-name="T3">There were 30 workouts more than or equal to 10 miles since Feb. 7, 2017</text:span></text:p>
      <text:p text:style-name="Standard"><text:span text:style-name="T3">The total miles for these 30 workouts is 456 miles</text:span></text:p>
      <text:p text:style-name="Standard"><text:span text:style-name="T3">The average miles for these 30 <text:s/>workouts =15.2 miles </text:span></text:p>
      <text:p text:style-name="Standard"><text:span text:style-name="T3"/></text:p>
      <text:p text:style-name="Standard"><text:span text:style-name="T3">This is not a great deal of miles run during long workouts but I think I make up for this by doing tempo runs and interval training.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09-16T17:31:51.29</dc:date>
    <dc:creator>James  Lombardi</dc:creator>
    <meta:editing-duration>PT1H51M52S</meta:editing-duration>
    <meta:editing-cycles>35</meta:editing-cycles>
    <meta:document-statistic meta:table-count="0" meta:image-count="0" meta:object-count="0" meta:page-count="1" meta:paragraph-count="7" meta:word-count="116" meta:character-count="541"/>
  </office:meta>
</office:document-meta>
</file>